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4c29" officeooo:paragraph-rsid="00194c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 about schoo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3T17:02:50.528000000</dc:date>
    <meta:editing-duration>PT18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7.4.0.3$Windows_X86_64 LibreOffice_project/f85e47c08ddd19c015c0114a68350214f7066f5a</meta:generator>
  </office:meta>
</office:document-meta>
</file>